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146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Work Breakdow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Meghan Redwine</text:p>
          </table:table-cell>
          <table:table-cell office:value-type="string">
            <text:p>CSV </text:p>
          </table:table-cell>
        </table:table-row>
        <table:table-row table:style-name="ro1">
          <table:table-cell office:value-type="string">
            <text:p>Vincent Lee</text:p>
          </table:table-cell>
          <table:table-cell office:value-type="string">
            <text:p>CRON</text:p>
          </table:table-cell>
        </table:table-row>
        <table:table-row table:style-name="ro2">
          <table:table-cell office:value-type="string">
            <text:p>Alex Tozzi</text:p>
          </table:table-cell>
          <table:table-cell office:value-type="string">
            <text:p>JSP Design</text:p>
          </table:table-cell>
        </table:table-row>
        <table:table-row table:style-name="ro2">
          <table:table-cell office:value-type="string">
            <text:p>Jonathan Meggs</text:p>
          </table:table-cell>
          <table:table-cell office:value-type="string">
            <text:p>DB setup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**Everything else is commented in program files</text:p>
          </table:table-cell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9">04/29/2013</text:date>, <text:time>15:30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4-29T15:21:24.64</meta:creation-date>
    <dc:date>2013-04-29T15:30:30.95</dc:date>
    <meta:editing-duration>PT9M6S</meta:editing-duration>
    <meta:editing-cycles>1</meta:editing-cycles>
    <meta:document-statistic meta:table-count="3" meta:cell-count="10" meta:object-count="0"/>
    <meta:generator>OpenOffice.org/3.3$Win32 OpenOffice.org_project/330m20$Build-9567</meta:generator>
  </office:meta>
</office:document-meta>
</file>